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imeZoneAwareLocaleContex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imeZoneAwareLocaleContext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imeZoneAwareLocaleContext.SimpleTimeZoneAwareLocaleContext( @ Nullable Locale locale , @ Nullable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